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42cm" svg:height="0.962cm" svg:x="38.75cm" svg:y="38.75cm">
          <draw:text-box>
            <text:p>sdfsdfsdf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08:34:41.913847140</meta:creation-date>
    <dc:date>2024-02-13T08:35:23.656115784</dc:date>
    <meta:editing-duration>PT42S</meta:editing-duration>
    <meta:editing-cycles>1</meta:editing-cycles>
    <meta:document-statistic meta:object-count="1"/>
    <meta:generator>LibreOffice/24.2.0.3$Linux_X86_64 LibreOffice_project/420$Build-3</meta:generator>
  </office:meta>
</office:document-meta>
</file>